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1979in" fo:margin-left="0.1188in" fo:margin-right="0.3757in" table:align="margins"/>
    </style:style>
    <style:style style:name="Table3.A" style:family="table-column">
      <style:table-column-properties style:column-width="1.8951in" style:rel-column-width="2729*"/>
    </style:style>
    <style:style style:name="Table3.B" style:family="table-column">
      <style:table-column-properties style:column-width="2.1472in" style:rel-column-width="3092*"/>
    </style:style>
    <style:style style:name="Table3.C" style:family="table-column">
      <style:table-column-properties style:column-width="0.8438in" style:rel-column-width="1215*"/>
    </style:style>
    <style:style style:name="Table3.D" style:family="table-column">
      <style:table-column-properties style:column-width="1.3104in" style:rel-column-width="188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4.0625in" fo:margin-left="0.1083in" fo:margin-right="2.521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4.0625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.1665in" fo:margin-bottom="0.0835in" fo:keep-with-next="always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3" style:family="paragraph" style:parent-style-name="Text_20_body_20_indent_20_2">
      <style:text-properties style:font-name="Courier New1"/>
    </style:style>
    <style:style style:name="P4" style:family="paragraph" style:parent-style-name="Text_20_body_20_indent_20_2">
      <style:text-properties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10" style:family="paragraph" style:parent-style-name="Heading_20_4" style:master-page-name="">
      <style:paragraph-properties fo:break-before="auto" fo:break-after="auto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</text:h>
      <text:p text:style-name="Text_20_body_20_indent_20_2"><text:span text:style-name="Source_20_Text"><text:span text:style-name="T3">An element, much like a button, that is placed on a menu bar. When the user clicks the menu element, the child </text:span></text:span><text:span text:style-name="Source_20_Text"><text:span text:style-name="T2">Menupopup</text:span></text:span><text:span text:style-name="Source_20_Text"><text:span text:style-name="T3"> <text:s/>of the menu will be displayed. This element is also used to create submenus of </text:span></text:span><text:span text:style-name="Source_20_Text"><text:span text:style-name="T2">Menupopup</text:span></text:span><text:span text:style-name="Source_20_Text"><text:span text:style-name="T3">.</text:span></text:span><text:span text:style-name="Source_20_Text"><text:span text:style-name="T2"> </text:span></text:span></text:p>
      <text:p text:style-name="Text_20_body_20_indent_20_2"><draw:frame draw:style-name="fr1" draw:name="graphics1" text:anchor-type="paragraph" svg:width="4.1563in" svg:height="1.0209in" draw:z-index="0"><draw:image xlink:href="../images/Menu.png" xlink:type="simple" xlink:show="embed" xlink:actuate="onLoad"/></draw:frame><text:span text:style-name="Source_20_Text"><text:span text:style-name="T2"/></text:span></text:p>
      <text:p text:style-name="Code_20_Indent_20_2">&lt;menu label="File"&gt;</text:p>
      <text:p text:style-name="Code_20_Indent_20_2"><text:tab/>&lt;menupopup&gt;</text:p>
      <text:p text:style-name="Code_20_Indent_20_2"><text:tab/><text:tab/>&lt;menuitem label="New" onClick="alert(self.label)"/&gt;</text:p>
      <text:p text:style-name="Code_20_Indent_20_2"><text:tab/><text:tab/>&lt;menuitem label="Open" onClick="alert(self.label)"/&gt;</text:p>
      <text:p text:style-name="Code_20_Indent_20_2"><text:tab/><text:tab/>&lt;menuitem label="Save" onClick="alert(self.label)"/&gt;</text:p>
      <text:p text:style-name="Code_20_Indent_20_2"><text:tab/><text:tab/>&lt;menuseparator/&gt;</text:p>
      <text:p text:style-name="Code_20_Indent_20_2"><text:tab/><text:tab/>&lt;menuitem label="Exit" onClick="alert(self.label)"/&gt;</text:p>
      <text:p text:style-name="Code_20_Indent_20_2"><text:tab/>&lt;/menupopup&gt;</text:p>
      <text:p text:style-name="Code_20_Indent_20_2">&lt;/menu&gt;</text:p>
      <text:h text:style-name="Heading_20_4" text:outline-level="4">Class Name</text:h>
      <text:p text:style-name="P3"><text:span text:style-name="Source_20_Text"><text:span text:style-name="T1">org.zkoss.zul.Menu</text:span></text:span> </text:p>
      <text:h text:style-name="Heading_20_4" text:outline-level="4">Supported Child Components</text:h>
      <text:p text:style-name="P4">*org.zkoss.zul.Menupopup</text:p>
      <text:h text:style-name="P2" text:outline-level="4">Supported Events</text:h>
      <text:p text:style-name="P4">*NONE</text:p>
      <text:h text:style-name="P9" text:outline-level="4">Properties</text:h>
      <text:p text:style-name="P4">*NONE</text:p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Menupopup()</text:span></text:p>
          </table:table-cell>
          <table:table-cell table:style-name="Table3.A2" office:value-type="string">
            <text:p text:style-name="Table_20_Contents">Returns the <text:span text:style-name="Source_20_Text">Menupopup</text:span> it owns, or null if not available.</text:p>
          </table:table-cell>
          <table:table-cell table:style-name="Table3.A2" office:value-type="string">
            <text:p text:style-name="Table_20_Contents"><text:span text:style-name="Source_20_Text">Object</text:span></text:p>
          </table:table-cell>
          <table:table-cell table:style-name="Table3.D2" office:value-type="string">
            <text:p text:style-name="P6"><text:span text:style-name="Source_20_Text">&lt;null&gt;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sTopmost()</text:span></text:p>
          </table:table-cell>
          <table:table-cell table:style-name="Table3.A2" office:value-type="string">
            <text:p text:style-name="Table_20_Contents">Returns whether this is an top-level menu, i.e., not owning by another <text:span text:style-name="Source_20_Text">Menupopup</text:span>.</text:p>
            <text:p text:style-name="Table_20_Contents"><text:span text:style-name="T4">Values</text:span>: <text:span text:style-name="Source_20_Text">true | false</text:span>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P6"><text:span text:style-name="Source_20_Text">True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P6"><text:span text:style-name="Source_20_Text">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nsertBefore(org.zkoss.zk.ui.Component child, org.zkoss.zk.ui.Component insertBefore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P6"><text:span text:style-name="Source_20_Text">boolean</text:span></text:p>
          </table:table-cell>
        </table:table-row>
      </table:table>
      <text:h text:style-name="Heading_20_4" text:outline-level="4"><text:span text:style-name="T4">Inherited </text:span>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7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8"><text:a xlink:type="simple" xlink:href="../LabelImageElement.xml"><text:span text:style-name="Source_20_Text">org.zkoss.zul.impl.LabelImage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LabelElement.xml"><text:span text:style-name="Source_20_Text">org.zkoss.zul.impl.Label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1T12:29:36</dc:date>
    <dc:language>en-US</dc:language>
    <meta:editing-cycles>176</meta:editing-cycles>
    <meta:editing-duration>PT8H34M22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4" meta:word-count="139" meta:character-count="1163"/>
  </office:meta>
</office:document-meta>
</file>